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4eec" officeooo:paragraph-rsid="00114eec"/>
    </style:style>
    <style:style style:name="T1" style:family="text">
      <style:text-properties officeooo:rsid="00132d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echanical system was designed with speed and accuracy in mind. To that end, we developed a delta robot configuration that will act as a pick and placer for the samples being analyzed. The delta robot gets it’s name from the 3 rotational arms that is has which are linked together to form a parallel mechanism. This robot is ideal for pick and placing as it’s end effector is always parallel to the work plane (in this case, where the samples are located). </text:p>
      <text:p text:style-name="P1"/>
      <text:p text:style-name="P1">To generate this design, we derived the inverse kinematic equations for the robot and isolated critical measurements. For this application, these measurements were the upper arm length, lower arm length, distance of the point of rotation from the center of the robot, end effector radius, and height of the robot. From there we constructed a frame of 20mm x 20mm tslot extrusion which has a standard face measurement. We used metric fasteners to standardize our design lengths, and created an assembly with few large custom components , for easy assembly. We also employed the use of simulated models to predict our range of motion and estimate our accuracy. </text:p>
      <text:p text:style-name="P1"/>
      <text:p text:style-name="P1"/>
      <text:p text:style-name="P1">The custom parts <text:span text:style-name="T1">used </text:span>were designed using Autodesk Inventor and were manufactured either through 3D printing or machining. The 3D printing element allowed us to create custom shapes and designs with tolerances of up to +-1mm. The printer enabled us to design more complete components and gave us almost an unlimited range of shapes and parts to work with. </text:p>
      <text:p text:style-name="P1"/>
      <text:p text:style-name="P1">We used generative design tools (as shown in the picture to the left) to reduce the overal material cost of our design. This advanced feature gave us the opportunity to trim down our material costs in 3D printing by almost 50% while still maintaining structural integrity for all of our components. </text:p>
      <text:p text:style-name="P1"/>
      <text:p text:style-name="P1">With this system in place, we were then able to move to the next stage of development : the electrical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8:46:24.048000000</meta:creation-date>
    <dc:date>2020-05-05T20:53:27.698000000</dc:date>
    <meta:editing-duration>PT1H36M42S</meta:editing-duration>
    <meta:editing-cycles>1</meta:editing-cycles>
    <meta:document-statistic meta:table-count="0" meta:image-count="0" meta:object-count="0" meta:page-count="1" meta:paragraph-count="5" meta:word-count="322" meta:character-count="1886" meta:non-whitespace-character-count="1564"/>
    <meta:generator>LibreOffice/5.4.3.2$Windows_X86_64 LibreOffice_project/92a7159f7e4af62137622921e809f8546db437e5</meta:generator>
  </office:meta>
</office:document-meta>
</file>